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55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text-position="super"/>
    </style:style>
    <style:style style:name="T2" style:family="text">
      <style:text-properties style:text-position="33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2">nd</text:span></text:p>
          </table:table-cell>
          <table:table-cell office:value-type="string" calcext:value-type="string">
            <text:p>3<text:span text:style-name="T2">rd</text:span></text:p>
          </table:table-cell>
          <table:table-cell office:value-type="string" calcext:value-type="string">
            <text:p>4<text:span text:style-name="T2">th</text:span></text:p>
          </table:table-cell>
          <table:table-cell office:value-type="string" calcext:value-type="string">
            <text:p>5<text:span text:style-name="T2">th</text:span></text:p>
          </table:table-cell>
          <table:table-cell office:value-type="string" calcext:value-type="string">
            <text:p>6<text:span text:style-name="T2">th</text:span></text:p>
          </table:table-cell>
          <table:table-cell office:value-type="string" calcext:value-type="string">
            <text:p>7<text:span text:style-name="T1">th</text:span>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QRT(SIN([.A2]) + COS([.A2]))" office:value-type="float" office:value="1" calcext:value-type="float">
            <text:p>1</text:p>
          </table:table-cell>
          <table:table-cell table:formula="of:=([.B3]-[.B2])/([.A3]-[.A2])" office:value-type="float" office:value="0.463448675866165" calcext:value-type="float">
            <text:p>0.4634486759</text:p>
          </table:table-cell>
          <table:table-cell table:formula="of:=([.C3]-[.C2])/([.A4]-[.A2])" office:value-type="float" office:value="-0.34362589381377" calcext:value-type="float">
            <text:p>-0.3436258938</text:p>
          </table:table-cell>
          <table:table-cell table:formula="of:=([.D3]-[.D2])/([.A5]-[.A2])" office:value-type="float" office:value="0.0443542468253724" calcext:value-type="float">
            <text:p>0.0443542468</text:p>
          </table:table-cell>
          <table:table-cell table:formula="of:=([.E3]-[.E2])/([.A6]-[.A2])" office:value-type="float" office:value="-0.0286411360871201" calcext:value-type="float">
            <text:p>-0.0286411361</text:p>
          </table:table-cell>
          <table:table-cell table:formula="of:=([.F3]-[.F2])/([.A7]-[.A2])" office:value-type="float" office:value="0.0114593676818096" calcext:value-type="float">
            <text:p>0.0114593677</text:p>
          </table:table-cell>
          <table:table-cell table:formula="of:=([.G3]-[.G2])/([.A8]-[.A2])" office:value-type="float" office:value="-0.00687211268334963" calcext:value-type="float">
            <text:p>-0.0068721127</text:p>
          </table:table-cell>
          <table:table-cell table:formula="of:=([.H3]-[.H2])/([.A9]-[.A2])" office:value-type="float" office:value="0.00184650739643693" calcext:value-type="float">
            <text:p>0.0018465074</text:p>
          </table:table-cell>
          <table:table-cell table:number-columns-repeated="3"/>
        </table:table-row>
        <table:table-row table:style-name="ro2">
          <table:table-cell office:value-type="float" office:value="0.1" calcext:value-type="float">
            <text:p>0.1</text:p>
          </table:table-cell>
          <table:table-cell table:formula="of:=SQRT(SIN([.A3]) + COS([.A3]))" office:value-type="float" office:value="1.04634486758662" calcext:value-type="float">
            <text:p>1.0463448676</text:p>
          </table:table-cell>
          <table:table-cell table:formula="of:=([.B4]-[.B3])/([.A4]-[.A3])" office:value-type="float" office:value="0.360360907722034" calcext:value-type="float">
            <text:p>0.3603609077</text:p>
          </table:table-cell>
          <table:table-cell table:formula="of:=([.C4]-[.C3])/([.A5]-[.A3])" office:value-type="float" office:value="-0.317013345718547" calcext:value-type="float">
            <text:p>-0.3170133457</text:p>
          </table:table-cell>
          <table:table-cell table:formula="of:=([.D4]-[.D3])/([.A6]-[.A3])" office:value-type="float" office:value="0.0214413379556764" calcext:value-type="float">
            <text:p>0.021441338</text:p>
          </table:table-cell>
          <table:table-cell table:formula="of:=([.E4]-[.E3])/([.A7]-[.A3])" office:value-type="float" office:value="-0.0171817684053105" calcext:value-type="float">
            <text:p>-0.0171817684</text:p>
          </table:table-cell>
          <table:table-cell table:formula="of:=([.F4]-[.F3])/([.A8]-[.A3])" office:value-type="float" office:value="0.00390004373012496" calcext:value-type="float">
            <text:p>0.0039000437</text:p>
          </table:table-cell>
          <table:table-cell table:formula="of:=([.G4]-[.G3])/([.A9]-[.A3])" office:value-type="float" office:value="-0.00465630380762531" calcext:value-type="float">
            <text:p>-0.0046563038</text:p>
          </table:table-cell>
          <table:table-cell table:number-columns-repeated="4"/>
        </table:table-row>
        <table:table-row table:style-name="ro2">
          <table:table-cell office:value-type="float" office:value="0.3" calcext:value-type="float">
            <text:p>0.3</text:p>
          </table:table-cell>
          <table:table-cell table:formula="of:=SQRT(SIN([.A4]) + COS([.A4]))" office:value-type="float" office:value="1.11841704913102" calcext:value-type="float">
            <text:p>1.1184170491</text:p>
          </table:table-cell>
          <table:table-cell table:formula="of:=([.B5]-[.B4])/([.A5]-[.A4])" office:value-type="float" office:value="0.20185423486276" calcext:value-type="float">
            <text:p>0.2018542349</text:p>
          </table:table-cell>
          <table:table-cell table:formula="of:=([.C5]-[.C4])/([.A6]-[.A4])" office:value-type="float" office:value="-0.302004409149574" calcext:value-type="float">
            <text:p>-0.3020044091</text:p>
          </table:table-cell>
          <table:table-cell table:formula="of:=([.D5]-[.D4])/([.A7]-[.A4])" office:value-type="float" office:value="0.00597774639089689" calcext:value-type="float">
            <text:p>0.0059777464</text:p>
          </table:table-cell>
          <table:table-cell table:formula="of:=([.E5]-[.E4])/([.A8]-[.A4])" office:value-type="float" office:value="-0.0132817246751856" calcext:value-type="float">
            <text:p>-0.0132817247</text:p>
          </table:table-cell>
          <table:table-cell table:formula="of:=([.F5]-[.F4])/([.A9]-[.A4])" office:value-type="float" office:value="-0.00122189045826289" calcext:value-type="float">
            <text:p>-0.0012218905</text:p>
          </table:table-cell>
          <table:table-cell table:number-columns-repeated="5"/>
        </table:table-row>
        <table:table-row table:style-name="ro2">
          <table:table-cell office:value-type="float" office:value="0.6" calcext:value-type="float">
            <text:p>0.6</text:p>
          </table:table-cell>
          <table:table-cell table:formula="of:=SQRT(SIN([.A5]) + COS([.A5]))" office:value-type="float" office:value="1.17897331958985" calcext:value-type="float">
            <text:p>1.1789733196</text:p>
          </table:table-cell>
          <table:table-cell table:formula="of:=([.B6]-[.B5])/([.A6]-[.A5])" office:value-type="float" office:value="0.0508520302879734" calcext:value-type="float">
            <text:p>0.0508520303</text:p>
          </table:table-cell>
          <table:table-cell table:formula="of:=([.C6]-[.C5])/([.A7]-[.A5])" office:value-type="float" office:value="-0.297819986675946" calcext:value-type="float">
            <text:p>-0.2978199867</text:p>
          </table:table-cell>
          <table:table-cell table:formula="of:=([.D6]-[.D5])/([.A8]-[.A5])" office:value-type="float" office:value="-0.00464763334925156" calcext:value-type="float">
            <text:p>-0.0046476333</text:p>
          </table:table-cell>
          <table:table-cell table:formula="of:=([.E6]-[.E5])/([.A9]-[.A5])" office:value-type="float" office:value="-0.0143814260876222" calcext:value-type="float">
            <text:p>-0.0143814261</text:p>
          </table:table-cell>
          <table:table-cell table:number-columns-repeated="6"/>
        </table:table-row>
        <table:table-row table:style-name="ro2">
          <table:table-cell office:value-type="float" office:value="0.8" calcext:value-type="float">
            <text:p>0.8</text:p>
          </table:table-cell>
          <table:table-cell table:formula="of:=SQRT(SIN([.A6]) + COS([.A6]))" office:value-type="float" office:value="1.18914372564745" calcext:value-type="float">
            <text:p>1.1891437256</text:p>
          </table:table-cell>
          <table:table-cell table:formula="of:=([.B7]-[.B6])/([.A7]-[.A6])" office:value-type="float" office:value="-0.0682759643824049" calcext:value-type="float">
            <text:p>-0.0682759644</text:p>
          </table:table-cell>
          <table:table-cell table:formula="of:=([.C7]-[.C6])/([.A8]-[.A6])" office:value-type="float" office:value="-0.300143803350572" calcext:value-type="float">
            <text:p>-0.3001438034</text:p>
          </table:table-cell>
          <table:table-cell table:formula="of:=([.D7]-[.D6])/([.A9]-[.A6])" office:value-type="float" office:value="-0.0132764890018249" calcext:value-type="float">
            <text:p>-0.01327648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SQRT(SIN([.A7]) + COS([.A7]))" office:value-type="float" office:value="1.17548853277097" calcext:value-type="float">
            <text:p>1.1754885328</text:p>
          </table:table-cell>
          <table:table-cell table:formula="of:=([.B8]-[.B7])/([.A8]-[.A7])" office:value-type="float" office:value="-0.158319105387576" calcext:value-type="float">
            <text:p>-0.1583191054</text:p>
          </table:table-cell>
          <table:table-cell table:formula="of:=([.C8]-[.C7])/([.A9]-[.A7])" office:value-type="float" office:value="-0.305454398951301" calcext:value-type="float">
            <text:p>-0.305454399</text:p>
          </table:table-cell>
          <table:table-cell table:number-columns-repeated="8"/>
        </table:table-row>
        <table:table-row table:style-name="ro2">
          <table:table-cell office:value-type="float" office:value="1.1" calcext:value-type="float">
            <text:p>1.1</text:p>
          </table:table-cell>
          <table:table-cell table:formula="of:=SQRT(SIN([.A8]) + COS([.A8]))" office:value-type="float" office:value="1.15965662223221" calcext:value-type="float">
            <text:p>1.1596566222</text:p>
          </table:table-cell>
          <table:table-cell table:formula="of:=([.B9]-[.B8])/([.A9]-[.A8])" office:value-type="float" office:value="-0.219409985177837" calcext:value-type="float">
            <text:p>-0.2194099852</text:p>
          </table:table-cell>
          <table:table-cell table:number-columns-repeated="4"/>
          <table:table-cell office:value-type="string" calcext:value-type="string">
            <text:p>Sir's Method(Simple and Easy)</text:p>
          </table:table-cell>
          <table:table-cell table:number-columns-repeated="4"/>
        </table:table-row>
        <table:table-row table:style-name="ro2">
          <table:table-cell office:value-type="float" office:value="1.2" calcext:value-type="float">
            <text:p>1.2</text:p>
          </table:table-cell>
          <table:table-cell table:formula="of:=SQRT(SIN([.A9]) + COS([.A9]))" office:value-type="float" office:value="1.13771562371442" calcext:value-type="float">
            <text:p>1.1377156237</text:p>
          </table:table-cell>
          <table:table-cell table:number-columns-repeated="10"/>
        </table:table-row>
        <table:table-row table:style-name="ro2">
          <table:table-cell table:number-columns-repeated="7"/>
          <table:table-cell office:value-type="string" calcext:value-type="string">
            <text:p>coeffiecents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[.A25]" office:value-type="float" office:value="0.2" calcext:value-type="float">
            <text:p>0.2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 ([.A25]-[.A2])" office:value-type="float" office:value="0.2" calcext:value-type="float">
            <text:p>0.2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[.H12] * ([.A25]-[.A3])" office:value-type="float" office:value="0.02" calcext:value-type="float">
            <text:p>0.02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[.H13]*([.A25]-[.A4]))" office:value-type="float" office:value="-0.002" calcext:value-type="float">
            <text:p>-0.002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([.H14]*([.A25]-[.A5]))" office:value-type="float" office:value="0.0008" calcext:value-type="float">
            <text:p>0.0008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[.H15]*([.A25]-[.A6])" office:value-type="float" office:value="-0.00048" calcext:value-type="float">
            <text:p>-0.00048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[.H16]*([.A25]-[.A7])" office:value-type="float" office:value="0.000384" calcext:value-type="float">
            <text:p>0.000384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[.H17]*([.A25]-[.A8])" office:value-type="float" office:value="-0.0003456" calcext:value-type="float">
            <text:p>-0.0003456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new add 1.2</text:p>
          </table:table-cell>
          <table:table-cell table:formula="of:=[.H18]*([.A25]-[.A9])" office:value-type="float" office:value="0.0003456" calcext:value-type="float">
            <text:p>0.00034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y method (Long formula)</text:p>
          </table:table-cell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6"/>
          <table:table-cell office:value-type="string" calcext:value-type="string">
            <text:p>When 1.2 didn't added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find values at</text:p>
          </table:table-cell>
          <table:table-cell office:value-type="string" calcext:value-type="string">
            <text:p>polynomial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 values at</text:p>
          </table:table-cell>
          <table:table-cell office:value-type="string" calcext:value-type="string">
            <text:p>polynomial</text:p>
          </table:table-cell>
          <table:table-cell office:value-type="string" calcext:value-type="string">
            <text:p>actaul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table:formula="of:=[.A25]" office:value-type="float" office:value="0.2" calcext:value-type="float">
            <text:p>0.2</text:p>
          </table:table-cell>
          <table:table-cell table:formula="of:=[.B2]+[.H12]*[.C2]+[.H13]*[.D2]+[.H14]*[.E2]+[.H15]*[.F2]+[.H16]*[.G2]+[.H17]*[.H2]" office:value-type="float" office:value="1.08569745650668" calcext:value-type="float">
            <text:p>1.0856974565</text:p>
          </table:table-cell>
          <table:table-cell table:formula="of:=SQRT(SIN([.A25]) + COS([.A25]))" office:value-type="float" office:value="1.085696047997" calcext:value-type="float">
            <text:p>1.085696048</text:p>
          </table:table-cell>
          <table:table-cell table:formula="of:=([.H24]-[.I24])*100/[.H24]" office:value-type="float" office:value="0.000129733165697467" calcext:value-type="float">
            <text:p>0.0001297332</text:p>
          </table:table-cell>
          <table:table-cell table:number-columns-repeated="2"/>
        </table:table-row>
        <table:table-row table:style-name="ro2">
          <table:table-cell office:value-type="float" office:value="0.2" calcext:value-type="float">
            <text:p>0.2</text:p>
          </table:table-cell>
          <table:table-cell table:formula="of:=[.B2] + (([.A25]-[.A2])*[.C2]) + (([.A25]-[.A2]) * ([.A25]-[.A3]) * [.D2]) + (([.A25]-[.A2]) * ([.A25]-[.A3]) * ([.A25] - [.A4]) * [.E2]) + (([.A25]-[.A2]) * ([.A25]-[.A3]) * ([.A25] - [.A4]) * ([.A25]-[.A5])*[.F2]) + (([.A25]-[.A2]) * ([.A25]-[.A3]) * ([.A25] - [.A4]) * ([.A25]-[.A5])*([.A25]-[.A6])*[.G2])+ (([.A25]-[.A2]) * ([.A25]-[.A3]) * ([.A25] - [.A4]) * ([.A25]-[.A5])*([.A25]-[.A6])*([.A25]-[.A7]) * [.H2])" office:value-type="float" office:value="1.08569745650668" calcext:value-type="float">
            <text:p>1.0856974565</text:p>
          </table:table-cell>
          <table:table-cell table:style-name="ce1" table:formula="of:=SQRT(SIN([.A25]) + COS([.A25]))" office:value-type="float" office:value="1.085696047997" calcext:value-type="float">
            <text:p>1.085696048</text:p>
          </table:table-cell>
          <table:table-cell table:formula="of:=([.B25]-[.C25])*100/([.B25])" office:value-type="float" office:value="0.000129733165697467" calcext:value-type="float">
            <text:p>0.0001297332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"/>
          <table:table-cell table:number-columns-repeated="3"/>
          <table:table-cell office:value-type="string" calcext:value-type="string">
            <text:p>When 1.2 is add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/>
          <table:table-cell table:number-columns-repeated="3"/>
          <table:table-cell office:value-type="string" calcext:value-type="string">
            <text:p>find values at</text:p>
          </table:table-cell>
          <table:table-cell office:value-type="string" calcext:value-type="string">
            <text:p>polynomial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.A25]" office:value-type="float" office:value="0.2" calcext:value-type="float">
            <text:p>0.2</text:p>
          </table:table-cell>
          <table:table-cell table:formula="of:=[.B2]+[.H12]*[.C2]+[.H13]*[.D2]+[.H14]*[.E2]+[.H15]*[.F2]+[.H16]*[.G2]+[.H17]*[.H2] + [.H18]*[.I2]" office:value-type="float" office:value="1.08569681835372" calcext:value-type="float">
            <text:p>1.0856968184</text:p>
          </table:table-cell>
          <table:table-cell table:formula="of:=SQRT(SIN([.A25]) + COS([.A25]))" office:value-type="float" office:value="1.085696047997" calcext:value-type="float">
            <text:p>1.085696048</text:p>
          </table:table-cell>
          <table:table-cell table:formula="of:=([.H28]-[.I28])*100/[.H28]" office:value-type="float" office:value="0.0000709550503367124" calcext:value-type="float">
            <text:p>7.09550503367124E-005</text:p>
          </table:table-cell>
          <table:table-cell table:number-columns-repeated="2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6"/>
          <table:table-cell office:value-type="string" calcext:value-type="string">
            <text:p>When 1.1 <text:s/>is removed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find values at</text:p>
          </table:table-cell>
          <table:table-cell office:value-type="string" calcext:value-type="string">
            <text:p>polynomial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 [.A25]" office:value-type="float" office:value="0.2" calcext:value-type="float">
            <text:p>0.2</text:p>
          </table:table-cell>
          <table:table-cell table:style-name="ce1" table:formula="of:=[.B2]+[.H12]*[.C2]+[.H13]*[.D2]+[.H14]*[.E2]+[.H15]*[.F2]+[.H16]*[.G2]" office:value-type="float" office:value="1.08570009539795" calcext:value-type="float">
            <text:p>1.0857000954</text:p>
          </table:table-cell>
          <table:table-cell table:formula="of:=[.C25]" office:value-type="float" office:value="1.085696047997" calcext:value-type="float">
            <text:p>1.085696048</text:p>
          </table:table-cell>
          <table:table-cell table:formula="of:=([.H32]-[.I32])*100/[.H32]" office:value-type="float" office:value="0.000372791802061097" calcext:value-type="float">
            <text:p>0.00037279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 style:data-style-name="N2" text:time-value="17:02:18.594011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5:42:20.301283414</meta:creation-date>
    <dc:date>2018-02-23T17:02:45.236069663</dc:date>
    <meta:editing-duration>PT1H13M34S</meta:editing-duration>
    <meta:editing-cycles>66</meta:editing-cycles>
    <meta:generator>LibreOffice/4.2.8.2$Linux_X86_64 LibreOffice_project/420m0$Build-2</meta:generator>
    <meta:document-statistic meta:table-count="1" meta:cell-count="101" meta:object-count="0"/>
  </office:meta>
</office:document-meta>
</file>